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he work flow for updating the family tree has been significantly cleaned up this month.  This eliminates a lot of situations in which a user, by making changes in the wrong order, could create minor problems with the database integrity, in particular duplicate individuals.  Now the left hand side of the browser window is used for editing individuals including members of a family, while the right hand side of the browser window is used for editing families, events, performing merges of duplicate individuals, and so on.  To protect the integrity of the database you are now only permitted to edit one member of a family at a time.  All of the "Edit" buttons in the family form are disabled and "greyed" out.  You must finish editing one member of the family before you can start editing another, and you cannot save changes to a family until you have saved any outstanding edits of individuals.  You must also finish editing all members of the family before you can save the family itself.<text:line-break/><text:line-break/>See the <text:a xlink:type="simple" xlink:href="http://www.jamescobban.net/MonthlyUpdates/Update2015_02.pdf" text:style-name="Internet_20_link" text:visited-style-name="Visited_20_Internet_20_Link">detailed report on changes this month</text:a>.<text:line-break/><text:line-break/>There is also a special report on <text:a xlink:type="simple" xlink:href="http://www.jamescobban.net/Articles/FileFormatsInGenealogy.pdf" text:style-name="Internet_20_link" text:visited-style-name="Visited_20_Internet_20_Link">Digital Representation of Genealogical Information</text:a> which discusses the advantages and disadvantages of various popular file formats to exchanging transcriptions of original documents and other sourc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02T00:16:18.340157855</meta:creation-date>
    <dc:date>2015-04-02T00:16:44.724081057</dc:date>
    <meta:editing-duration>PT27S</meta:editing-duration>
    <meta:editing-cycles>1</meta:editing-cycles>
    <meta:document-statistic meta:table-count="0" meta:image-count="0" meta:object-count="0" meta:page-count="1" meta:paragraph-count="1" meta:word-count="211" meta:character-count="1279" meta:non-whitespace-character-count="1061"/>
    <meta:generator>LibreOffice/4.3.3.2$Linux_X86_64 LibreOffice_project/430m0$Build-2</meta:generator>
  </office:meta>
</office:document-meta>
</file>